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640000004B0C65EF472.png"/>
  <manifest:file-entry manifest:media-type="image/png" manifest:full-path="Pictures/1000000000000640000004B02C5236E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pr1" style:family="presentation" style:parent-style-name="GlossyUbuntu-title">
      <style:graphic-properties draw:fill-color="#ffffff" draw:auto-grow-height="true" fo:min-height="3.507cm"/>
    </style:style>
    <style:style style:name="pr2" style:family="presentation" style:parent-style-name="GlossyUbuntu-outline1">
      <style:graphic-properties draw:fill-color="#ffffff" draw:auto-grow-height="true" fo:min-height="4.804cm"/>
    </style:style>
    <style:style style:name="pr3" style:family="presentation" style:parent-style-name="GlossyUbuntu-notes">
      <style:graphic-properties draw:fill-color="#ffffff" draw:auto-grow-height="true" fo:min-height="13.365cm"/>
    </style:style>
    <style:style style:name="pr4" style:family="presentation" style:parent-style-name="GlossyUbuntu-title">
      <style:graphic-properties fo:min-height="3.256cm"/>
    </style:style>
    <style:style style:name="pr5" style:family="presentation" style:parent-style-name="GlossyUbuntu-outline1">
      <style:graphic-properties fo:min-height="13.609cm"/>
    </style:style>
    <style:style style:name="pr6" style:family="presentation" style:parent-style-name="GlossyUbuntu-notes">
      <style:graphic-properties draw:fill-color="#ffffff" fo:min-height="13.11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indent="-0.9cm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text-align="center"/>
    </style:style>
    <style:style style:name="T1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GlossyUbuntu" presentation:presentation-page-layout-name="AL1T1">
        <office:forms form:automatic-focus="false" form:apply-design-mode="false"/>
        <draw:frame presentation:style-name="pr1" draw:text-style-name="P1" draw:layer="layout" svg:width="25.199cm" svg:height="3.507cm" svg:x="1.301cm" svg:y="0cm" presentation:class="title">
          <draw:text-box>
            <text:p text:style-name="P1">Distributed Systems</text:p>
          </draw:text-box>
        </draw:frame>
        <draw:frame presentation:style-name="pr2" draw:text-style-name="P2" draw:layer="layout" svg:width="25.199cm" svg:height="4.804cm" svg:x="1.4cm" svg:y="13.97cm" presentation:class="outline" presentation:user-transformed="true">
          <draw:text-box>
            <text:p text:style-name="P2">Team</text:p>
            <text:list text:style-name="L2">
              <text:list-item>
                <text:p text:style-name="P2">Andon </text:p>
              </text:list-item>
              <text:list-item>
                <text:p text:style-name="P2">Jander</text:p>
              </text:list-item>
            </text:list>
          </draw:text-box>
        </draw:frame>
        <draw:frame draw:style-name="gr1" draw:layer="layout" svg:width="18.415cm" svg:height="1.826cm" svg:x="7.62cm" svg:y="8.255cm">
          <draw:text-box>
            <text:p><text:span text:style-name="T1">DS Seam </text:span><text:span text:style-name="T1">Projects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3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GlossyUbuntu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Postfolio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>RMI</text:p>
                <text:list>
                  <text:list-item>
                    <text:p>Chat System</text:p>
                  </text:list-item>
                </text:list>
              </text:list-item>
              <text:list-item>
                <text:p>JMS + JMX</text:p>
                <text:list>
                  <text:list-item>
                    <text:p>Scallable monitoring system</text:p>
                  </text:list-item>
                </text:list>
              </text:list-item>
              <text:list-item>
                <text:p>Google Cloud Service</text:p>
                <text:list>
                  <text:list-item>
                    <text:p>Twitter based applic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GlossyUbuntu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RMI - Papinho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>Chat System</text:p>
              </text:list-item>
              <text:list-item>
                <text:p>Server</text:p>
                <text:list>
                  <text:list-item>
                    <text:p>Publish remote objects in a local service (RMI Registry)</text:p>
                  </text:list-item>
                  <text:list-item>
                    <text:p>RMI Generate Stubs/Skeleton classes</text:p>
                  </text:list-item>
                </text:list>
              </text:list-item>
              <text:list-item>
                <text:p>Client</text:p>
                <text:list>
                  <text:list-item>
                    <text:p>Push self reference to the Server application</text:p>
                  </text:list-item>
                  <text:list-item>
                    <text:p>Call remote objects from the Server applic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GlossyUbuntu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RMI - Application</text:p>
          </draw:text-box>
        </draw:frame>
        <draw:frame presentation:style-name="pr5" draw:layer="layout" svg:width="25.199cm" svg:height="13.609cm" svg:x="1.4cm" svg:y="4.914cm" presentation:class="outline">
          <draw:text-box>
            <text:p text:style-name="P4">Present the application.</text:p>
          </draw:text-box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GlossyUbuntu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JMS + RMX</text:p>
          </draw:text-box>
        </draw:frame>
        <draw:frame presentation:style-name="pr5" draw:layer="layout" svg:width="25.199cm" svg:height="14.606cm" svg:x="1.4cm" svg:y="4.914cm" presentation:class="outline" presentation:user-transformed="true">
          <draw:text-box>
            <text:list text:style-name="L2">
              <text:list-item>
                <text:p>Resource Monitoring</text:p>
              </text:list-item>
              <text:list-item>
                <text:p>Server</text:p>
                <text:list>
                  <text:list-item>
                    <text:p>Distribute virtual Nodes</text:p>
                  </text:list-item>
                  <text:list-item>
                    <text:p>Create a Tree for the created Nodes establishing parent/child relationship</text:p>
                  </text:list-item>
                </text:list>
              </text:list-item>
              <text:list-item>
                <text:p>Client</text:p>
                <text:list>
                  <text:list-item>
                    <text:p>Receive resource usage from its children</text:p>
                  </text:list-item>
                  <text:list-item>
                    <text:p>Gather infomation into a single list (agregate design pattern)</text:p>
                  </text:list-item>
                  <text:list-item>
                    <text:p>Dispatch the message to its parent nod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GlossyUbuntu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JMS + RMX</text:p>
          </draw:text-box>
        </draw:frame>
        <draw:frame presentation:style-name="pr5" draw:layer="layout" svg:width="25.199cm" svg:height="13.609cm" svg:x="1.4cm" svg:y="4.914cm" presentation:class="outline">
          <draw:text-box>
            <text:p text:style-name="P4">Present the Application</text:p>
          </draw:text-box>
        </draw:fram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GlossyUbuntu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Cloud Service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>Twitter-like application</text:p>
              </text:list-item>
              <text:list-item>
                <text:p>In the Cloud</text:p>
                <text:list>
                  <text:list-item>
                    <text:p>Develop the web application (e.g. Servlet)</text:p>
                  </text:list-item>
                  <text:list-item>
                    <text:p>Add custom configuration file for deployment</text:p>
                  </text:list-item>
                  <text:list-item>
                    <text:p>Use on the shelf components</text:p>
                    <text:list>
                      <text:list-item>
                        <text:p>View (gwt)</text:p>
                      </text:list-item>
                      <text:list-item>
                        <text:p>Controller (servlet, python)</text:p>
                      </text:list-item>
                      <text:list-item>
                        <text:p>Persistence/Model (JDO, JPA)</text:p>
                        <text:p/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GlossyUbuntu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Cloud Service</text:p>
          </draw:text-box>
        </draw:frame>
        <draw:frame presentation:style-name="pr5" draw:layer="layout" svg:width="25.199cm" svg:height="13.609cm" svg:x="1.4cm" svg:y="4.914cm" presentation:class="outline">
          <draw:text-box>
            <text:p text:style-name="P4">Present the application</text:p>
          </draw:text-box>
        </draw:frame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GlossyUbuntu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DS<text:tab/></text:p>
          </draw:text-box>
        </draw:frame>
        <draw:frame presentation:style-name="pr5" draw:layer="layout" svg:width="25.199cm" svg:height="13.609cm" svg:x="1.4cm" svg:y="4.914cm" presentation:class="outline">
          <draw:text-box>
            <text:p text:style-name="P4">Questions?</text:p>
          </draw:text-box>
        </draw:frame>
        <presentation:notes draw:style-name="dp2">
          <draw:page-thumbnail draw:style-name="gr2" draw:layer="layout" svg:width="14.848cm" svg:height="11.135cm" svg:x="3.075cm" svg:y="2.257cm" draw:page-number="9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fill-image draw:name="Blue" xlink:href="Pictures/1000000000000640000004B02C5236E4.png" xlink:type="simple" xlink:show="embed" xlink:actuate="onLoad"/>
    <draw:fill-image draw:name="GlossyUbuntu2" xlink:href="Pictures/1000000000000640000004B0C65EF472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GlossyUbuntu-background" style:family="presentation">
      <style:graphic-properties draw:stroke="none" draw:fill="bitmap" draw:fill-image-name="GlossyUbuntu2" draw:fill-image-width="100%" draw:fill-image-height="100%"/>
    </style:style>
    <style:style style:name="GlossyUbuntu-backgroundobjects" style:family="presentation">
      <style:graphic-properties draw:shadow="hidden" draw:shadow-offset-x="0.3cm" draw:shadow-offset-y="0.3cm" draw:shadow-color="#808080"/>
    </style:style>
    <style:style style:name="GlossyUbuntu-notes" style:family="presentation">
      <style:graphic-properties draw:stroke="none" draw:fill="none">
        <text:list-style style:name="GlossyUbuntu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GlossyUbuntu-outline1" style:family="presentation">
      <style:graphic-properties draw:stroke="none" draw:fill="none" draw:fill-image-name="Blue" draw:fill-image-width="0cm" draw:fill-image-height="0cm">
        <text:list-style style:name="GlossyUbuntu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Ubuntu-outline2" style:family="presentation" style:parent-style-name="GlossyUbuntu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GlossyUbuntu-outline3" style:family="presentation" style:parent-style-name="GlossyUbuntu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GlossyUbuntu-outline4" style:family="presentation" style:parent-style-name="GlossyUbuntu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Ubuntu-outline5" style:family="presentation" style:parent-style-name="GlossyUbuntu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Ubuntu-outline6" style:family="presentation" style:parent-style-name="GlossyUbuntu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Ubuntu-outline7" style:family="presentation" style:parent-style-name="GlossyUbuntu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Ubuntu-outline8" style:family="presentation" style:parent-style-name="GlossyUbuntu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Ubuntu-outline9" style:family="presentation" style:parent-style-name="GlossyUbuntu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ossyUbuntu-subtitle" style:family="presentation">
      <style:graphic-properties draw:stroke="none" draw:fill="none" draw:textarea-vertical-align="middle">
        <text:list-style style:name="GlossyUbuntu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Ubuntu-title" style:family="presentation">
      <style:graphic-properties draw:stroke="none" draw:fill="none" draw:textarea-vertical-align="middle">
        <text:list-style style:name="GlossyUbuntu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GlossyUbuntu2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GlossyUbuntu-title">
      <style:graphic-properties draw:fill-color="#ffffff" draw:auto-grow-height="false" fo:min-height="3.507cm"/>
    </style:style>
    <style:style style:name="Mpr2" style:family="presentation" style:parent-style-name="GlossyUbuntu-outline1">
      <style:graphic-properties draw:fill-color="#ffffff" draw:auto-grow-height="false" fo:min-height="13.86cm"/>
    </style:style>
    <style:style style:name="Mpr3" style:family="presentation" style:parent-style-name="GlossyUbuntu-backgroundobjects">
      <style:graphic-properties draw:stroke="none" draw:fill="none" draw:fill-color="#ffffff" draw:auto-grow-height="false" fo:min-height="1.449cm"/>
    </style:style>
    <style:style style:name="Mpr4" style:family="presentation" style:parent-style-name="GlossyUbuntu-backgroundobjects">
      <style:graphic-properties draw:stroke="none" draw:fill="none" draw:fill-color="#ffffff" draw:auto-grow-height="false" fo:min-height="1.485cm"/>
    </style:style>
    <style:style style:name="Mpr5" style:family="presentation" style:parent-style-name="GlossyUbuntu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 draw:page-number="1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GlossyUbuntu" style:page-layout-name="PM1" draw:style-name="Mdp1">
      <draw:frame presentation:style-name="Mpr1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3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GlossyUbuntu-title" draw:layer="backgroundobjects" svg:width="14.848cm" svg:height="11.135cm" svg:x="3.075cm" svg:y="2.257cm" presentation:class="page"/>
        <draw:frame presentation:style-name="GlossyUbuntu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Linux OpenOffice.org_project/320m12$Build-9483</meta:generator>
    <meta:creation-date>2011-05-02T13:10:55</meta:creation-date>
    <dc:language>fi-FI</dc:language>
    <meta:editing-cycles>3</meta:editing-cycles>
    <meta:editing-duration>PT00H22M16S</meta:editing-duration>
    <meta:initial-creator>jander nascimento</meta:initial-creator>
    <dc:date>2011-05-02T13:33:09</dc:date>
    <dc:creator>jander nascimento</dc:creator>
    <meta:document-statistic meta:object-count="61"/>
    <meta:user-defined meta:name="Info 1"/>
    <meta:user-defined meta:name="Info 2"/>
    <meta:user-defined meta:name="Info 3"/>
    <meta:user-defined meta:name="Info 4"/>
    <meta:template xlink:type="simple" xlink:actuate="onRequest" xlink:title="" xlink:href="file:///usr/lib/openoffice/basis3.2/share/template/en-US/presnt/GlossyUbuntu.otp"/>
  </office:meta>
</office:document-meta>
</file>